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880000005E9F2C69FA770CB2A7.png" manifest:media-type="image/png"/>
  <manifest:file-entry manifest:full-path="Pictures/10000201000003880000005896024C9063607581.png" manifest:media-type="image/png"/>
  <manifest:file-entry manifest:full-path="Pictures/100002010000038800000052FCF4A355321234A9.png" manifest:media-type="image/png"/>
  <manifest:file-entry manifest:full-path="Pictures/10000201000003880000005A6A344CF6F1A5D8C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Preformatted_20_Text">
      <style:paragraph-properties fo:margin-top="0cm" fo:margin-bottom="0.499cm" loext:contextual-spacing="false"/>
    </style:style>
    <style:style style:name="P3" style:family="paragraph" style:parent-style-name="Text_20_body">
      <style:paragraph-properties fo:margin-top="0cm" fo:margin-bottom="0cm" loext:contextual-spacing="false"/>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1">
      <style:paragraph-properties fo:margin-top="0cm" fo:margin-bottom="0cm" loext:contextual-spacing="false"/>
    </style:style>
    <style:style style:name="P8" style:family="paragraph" style:parent-style-name="Text_20_body" style:list-style-name="L2">
      <style:paragraph-properties fo:margin-top="0cm" fo:margin-bottom="0cm" loext:contextual-spacing="false"/>
    </style:style>
    <style:style style:name="P9" style:family="paragraph" style:parent-style-name="Text_20_body" style:list-style-name="L3">
      <style:paragraph-properties fo:margin-top="0cm" fo:margin-bottom="0cm" loext:contextual-spacing="false"/>
    </style:style>
    <style:style style:name="T1" style:family="text">
      <style:text-properties fo:font-weight="bold"/>
    </style:style>
    <style:style style:name="T2" style:family="text">
      <style:text-properties fo:color="#00ff00"/>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How To Install PostgreSQL 13 on Debian 11/10/9</text:h>
      <text:p text:style-name="P3">By</text:p>
      <text:p text:style-name="P3"><text:a xlink:type="simple" xlink:href="https://computingforgeeks.com/author/mutai-josphat/" text:style-name="Internet_20_link" text:visited-style-name="Visited_20_Internet_20_Link">Josphat Mutai</text:a></text:p>
      <text:p text:style-name="P3">-</text:p>
      <text:p text:style-name="P3">23325</text:p>
      <text:p text:style-name="Text_20_body"><text:a xlink:type="simple" xlink:href="https://computingforgeeks.com/install-postgresql-on-debian-linux/#respond" text:style-name="Internet_20_link" text:visited-style-name="Visited_20_Internet_20_Link">0</text:a></text:p>
      <text:p text:style-name="Text_20_body">PostgreSQL is an open source, powerful, resilient and fault tolerant relational database management system powering many mission critical applications. PostgreSQL database is based on POSTGRES 4.2. As of this article update the latest stable release of PostgreSQL is version 13. All the new features, improvements and bug fixes report for PostgreSQL 13 is available in the official <text:a xlink:type="simple" xlink:href="https://www.postgresql.org/docs/release/13.0/" office:target-frame-name="_blank" xlink:show="new" text:style-name="Internet_20_link" text:visited-style-name="Visited_20_Internet_20_Link">release</text:a> page. In this article we will perform the installation of PostgreSQL 13 on Debian 11/10/9.<text:bookmark text:name="ezoic-pub-ad-placeholder-172"/></text:p>
      <text:p text:style-name="Text_20_body">Here are some notable new features:<text:bookmark text:name="div-gpt-ad-computingforgeeks_com-box-3-0"/><text:bookmark text:name="ezoic-pub-ad-placeholder-165"/></text:p>
      <text:list xml:id="list523117864" text:style-name="L1">
        <text:list-item>
          <text:p text:style-name="P7">Improvements from <text:span text:style-name="Emphasis">de-duplication of B-tree index entries</text:span> – Space savings and performance gains from</text:p>
        </text:list-item>
        <text:list-item>
          <text:p text:style-name="P7">Queries that use aggregates or partitioned tables gets improved performance.</text:p>
        </text:list-item>
        <text:list-item>
          <text:p text:style-name="P7">Incremental sorting</text:p>
        </text:list-item>
        <text:list-item>
          <text:p text:style-name="P7">Better query planning when using extended statistics</text:p>
        </text:list-item>
        <text:list-item>
          <text:p text:style-name="P4">Parallelized vacuuming of indexes</text:p>
        </text:list-item>
      </text:list>
      <text:h text:style-name="Heading_20_2" text:outline-level="2"><text:bookmark text:name="h-install-postgresql-13-on-debian-10-debian-9"/>Install PostgreSQL 13 on Debian 11/10/9</text:h>
      <text:p text:style-name="Text_20_body">If you follow the next steps outlined in this article you should get a running and working installation of PostgreSQL 13 on Debian 10 | Debian 9 Linux machine.</text:p>
      <text:p text:style-name="Text_20_body">It is recommended to update your system and all installed packages before you proceed.<text:bookmark text:name="div-gpt-ad-computingforgeeks_com-medrectangle-3-0"/><text:bookmark text:name="ezoic-pub-ad-placeholder-173"/></text:p>
      <text:p text:style-name="Preformatted_20_Text"><text:span text:style-name="Source_20_Text">sudo apt update</text:span></text:p>
      <text:p text:style-name="P2"><text:span text:style-name="Source_20_Text">sudo apt -y upgrade</text:span></text:p>
      <text:p text:style-name="Text_20_body">Reboot the server thereafter.</text:p>
      <text:p text:style-name="P2"><text:span text:style-name="Source_20_Text">sudo reboot</text:span></text:p>
      <text:h text:style-name="Heading_20_2" text:outline-level="2">Step 2: Add PostgreSQL 13 repository to Debian 11/10/9</text:h>
      <text:p text:style-name="Text_20_body">Before configuring the APT repository import the GPG key used for signing packages:<text:bookmark text:name="div-gpt-ad-computingforgeeks_com-medrectangle-4-0"/><text:bookmark text:name="ezoic-pub-ad-placeholder-167"/></text:p>
      <text:p text:style-name="Preformatted_20_Text"><text:span text:style-name="Source_20_Text">sudo apt update</text:span></text:p>
      <text:p text:style-name="Preformatted_20_Text"><text:span text:style-name="Source_20_Text">sudo apt -y install gnupg2</text:span></text:p>
      <text:p text:style-name="P2"><text:span text:style-name="Source_20_Text">wget --quiet -O - https://www.postgresql.org/media/keys/ACCC4CF8.asc | sudo apt-key add -</text:span></text:p>
      <text:p text:style-name="Text_20_body">After importing GPG key, add PostgreSQL repository to your Debian system.</text:p>
      <text:p text:style-name="P2"><text:span text:style-name="Source_20_Text">echo "deb http://apt.postgresql.org/pub/repos/apt/ `lsb_release -cs`-pgdg main" |sudo tee <text:s/>/etc/apt/sources.list.d/pgdg.list</text:span></text:p>
      <text:p text:style-name="Text_20_body"><text:soft-page-break/>Cat the file created to check its contents:</text:p>
      <text:p text:style-name="Preformatted_20_Text"><text:span text:style-name="Source_20_Text">$ cat /etc/apt/sources.list.d/pgdg.list</text:span></text:p>
      <text:p text:style-name="P2"><text:span text:style-name="Source_20_Text">deb http://apt.postgresql.org/pub/repos/apt/ buster-pgdg main</text:span></text:p>
      <text:h text:style-name="Heading_20_2" text:outline-level="2">Step 3: Install PostgreSQL 13 on Debian 11/10/9</text:h>
      <text:p text:style-name="Text_20_body">Now that the repository has been added successfully update the package list and install PostgreSQL 13 on Debian 11/10/9 Linux machine. The server can be running in the cloud, on premise hardware or any other valid virtualization environment.</text:p>
      <text:p text:style-name="P2"><text:span text:style-name="Source_20_Text">sudo apt update</text:span></text:p>
      <text:p text:style-name="Text_20_body">And lastly initiate the installation of PostgreSQL 13 on Debian 11/10/9:</text:p>
      <text:p text:style-name="P2"><text:span text:style-name="Source_20_Text">sudo apt -y install postgresql-13 postgresql-client-13</text:span></text:p>
      <text:p text:style-name="Text_20_body">Start the database server using the following command:</text:p>
      <text:p text:style-name="P2"><text:span text:style-name="Source_20_Text">sudo pg_ctlcluster 13 main start</text:span></text:p>
      <text:p text:style-name="Text_20_body">Confirm service status and the configuration file being used.</text:p>
      <text:p text:style-name="Preformatted_20_Text"><text:span text:style-name="Source_20_Text">$ sudo pg_ctlcluster 13 main status</text:span></text:p>
      <text:p text:style-name="Preformatted_20_Text"><text:span text:style-name="Source_20_Text">pg_ctl: server is running (PID: 4209)</text:span></text:p>
      <text:p text:style-name="P2"><text:span text:style-name="Source_20_Text">/usr/lib/postgresql/13/bin/postgres "-D" "/var/lib/postgresql/13/main" "-c" "config_file=/etc/postgresql/13/main/postgresql.conf"</text:span></text:p>
      <text:p text:style-name="Text_20_body">You can also use <text:span text:style-name="Emphasis">systemctl</text:span> command to check status of the service.<text:bookmark text:name="div-gpt-ad-computingforgeeks_com-banner-1-0"/><text:bookmark text:name="ezoic-pub-ad-placeholder-169"/></text:p>
      <text:p text:style-name="Preformatted_20_Text"><text:span text:style-name="Source_20_Text">$ systemctl status postgresql@13-main.service</text:span></text:p>
      <text:p text:style-name="Preformatted_20_Text"><text:span text:style-name="Source_20_Text">● postgresql@13-main.service - PostgreSQL Cluster 13-main</text:span></text:p>
      <text:p text:style-name="Preformatted_20_Text"><text:span text:style-name="Source_20_Text"><text:s text:c="3"/>Loaded: loaded (/lib/systemd/system/postgresql@.service; enabled-runtime; vendor preset: enabled)</text:span></text:p>
      <text:p text:style-name="Preformatted_20_Text"><text:span text:style-name="Source_20_Text"><text:s text:c="3"/>Active: active (running) since Fri 2020-10-30 11:27:01 CET; 2min 11s ago</text:span></text:p>
      <text:p text:style-name="Preformatted_20_Text"><text:span text:style-name="Source_20_Text"><text:s/>Main PID: 4209 (postgres)</text:span></text:p>
      <text:p text:style-name="Preformatted_20_Text"><text:span text:style-name="Source_20_Text"><text:s text:c="4"/>Tasks: 7 (limit: 4580)</text:span></text:p>
      <text:p text:style-name="Preformatted_20_Text"><text:span text:style-name="Source_20_Text"><text:s text:c="3"/>Memory: 18.1M</text:span></text:p>
      <text:p text:style-name="Preformatted_20_Text"><text:span text:style-name="Source_20_Text"><text:s text:c="3"/>CGroup: /system.slice/system-postgresql.slice/postgresql@13-main.service</text:span></text:p>
      <text:p text:style-name="Preformatted_20_Text"><text:span text:style-name="Source_20_Text"><text:s text:c="11"/>├─4209 /usr/lib/postgresql/13/bin/postgres -D /var/lib/postgresql/13/main -c config_file=/etc/postgresql/13/main/postgresql.conf</text:span></text:p>
      <text:p text:style-name="Preformatted_20_Text"><text:span text:style-name="Source_20_Text"><text:s text:c="11"/>├─4211 postgres: 13/main: checkpointer</text:span></text:p>
      <text:p text:style-name="Preformatted_20_Text"><text:span text:style-name="Source_20_Text"><text:s text:c="11"/>├─4212 postgres: 13/main: background writer</text:span></text:p>
      <text:p text:style-name="Preformatted_20_Text"><text:span text:style-name="Source_20_Text"><text:s text:c="11"/>├─4213 postgres: 13/main: walwriter</text:span></text:p>
      <text:p text:style-name="Preformatted_20_Text"><text:span text:style-name="Source_20_Text"><text:s text:c="11"/>├─4214 postgres: 13/main: autovacuum launcher</text:span></text:p>
      <text:p text:style-name="Preformatted_20_Text"><text:span text:style-name="Source_20_Text"><text:s text:c="11"/>├─4215 postgres: 13/main: stats collector</text:span></text:p>
      <text:p text:style-name="Preformatted_20_Text"><text:span text:style-name="Source_20_Text"><text:s text:c="11"/>└─4216 postgres: 13/main: logical replication launcher</text:span></text:p>
      <text:p text:style-name="Preformatted_20_Text"/>
      <text:p text:style-name="Preformatted_20_Text"><text:span text:style-name="Source_20_Text">Oct 30 11:26:59 debian systemd[1]: Starting PostgreSQL Cluster 13-main...</text:span></text:p>
      <text:p text:style-name="P2"><text:span text:style-name="Source_20_Text">Oct 30 11:27:01 debian systemd[1]: Started PostgreSQL Cluster 13-main.</text:span></text:p>
      <text:p text:style-name="Text_20_body">Start PostgreSQL prompt by using the command:</text:p>
      <text:p text:style-name="Preformatted_20_Text"><text:span text:style-name="Source_20_Text">$ sudo su - postgres</text:span></text:p>
      <text:p text:style-name="Preformatted_20_Text"><text:span text:style-name="Source_20_Text">postgres@debian:~$ psql</text:span></text:p>
      <text:p text:style-name="Preformatted_20_Text"><text:span text:style-name="Source_20_Text">psql (13.4 (Debian 13.4-1.pgdg110+1))</text:span></text:p>
      <text:p text:style-name="Preformatted_20_Text"><text:span text:style-name="Source_20_Text">Type "help" for help.</text:span></text:p>
      <text:p text:style-name="Preformatted_20_Text"/>
      <text:p text:style-name="P2"><text:span text:style-name="Source_20_Text">postgres=#</text:span></text:p>
      <text:p text:style-name="Text_20_body"><text:soft-page-break/>Perform test operations:</text:p>
      <text:p text:style-name="Preformatted_20_Text"><text:span text:style-name="Source_20_Text">postgres=# exit</text:span></text:p>
      <text:p text:style-name="Preformatted_20_Text"><text:span text:style-name="Source_20_Text">postgres@debian:~$</text:span><text:span text:style-name="Source_20_Text"><text:span text:style-name="Strong_20_Emphasis"> </text:span></text:span><text:span text:style-name="Source_20_Text">createuser c4geeks</text:span></text:p>
      <text:p text:style-name="Preformatted_20_Text"><text:span text:style-name="Source_20_Text">postgres@debian:~$ createdb testdb -O c4geeks</text:span></text:p>
      <text:p text:style-name="Preformatted_20_Text"/>
      <text:p text:style-name="Preformatted_20_Text"><text:span text:style-name="Source_20_Text">postgres@debian:~$ psql -l</text:span></text:p>
      <text:p text:style-name="Preformatted_20_Text"><text:span text:style-name="Source_20_Text"><text:s text:c="34"/>List of databases</text:span></text:p>
      <text:p text:style-name="Preformatted_20_Text"><text:span text:style-name="Source_20_Text"><text:s text:c="3"/>Name <text:s text:c="3"/>| <text:s/>Owner <text:s text:c="2"/>| Encoding | <text:s text:c="2"/>Collate <text:s text:c="2"/>| <text:s text:c="3"/>Ctype <text:s text:c="3"/>| <text:s text:c="2"/>Access privileges</text:span></text:p>
      <text:p text:style-name="Preformatted_20_Text"><text:span text:style-name="Source_20_Text">-----------+----------+----------+-------------+-------------+-----------------------</text:span></text:p>
      <text:p text:style-name="Preformatted_20_Text"><text:span text:style-name="Source_20_Text"><text:s/>postgres <text:s/>| postgres | UTF8 <text:s text:c="4"/>| en_US.UTF-8 | en_US.UTF-8 |</text:span></text:p>
      <text:p text:style-name="Preformatted_20_Text"><text:span text:style-name="Source_20_Text"><text:s/>template0 | postgres | UTF8 <text:s text:c="4"/>| en_US.UTF-8 | en_US.UTF-8 | =c/postgres <text:s text:c="9"/>+</text:span></text:p>
      <text:p text:style-name="Preformatted_20_Text"><text:span text:style-name="Source_20_Text"><text:s text:c="11"/>| <text:s text:c="9"/>| <text:s text:c="9"/>| <text:s text:c="12"/>| <text:s text:c="12"/>| postgres=CTc/postgres</text:span></text:p>
      <text:p text:style-name="Preformatted_20_Text"><text:span text:style-name="Source_20_Text"><text:s/>template1 | postgres | UTF8 <text:s text:c="4"/>| en_US.UTF-8 | en_US.UTF-8 | =c/postgres <text:s text:c="9"/>+</text:span></text:p>
      <text:p text:style-name="Preformatted_20_Text"><text:span text:style-name="Source_20_Text"><text:s text:c="11"/>| <text:s text:c="9"/>| <text:s text:c="9"/>| <text:s text:c="12"/>| <text:s text:c="12"/>| postgres=CTc/postgres</text:span></text:p>
      <text:p text:style-name="Preformatted_20_Text"><text:span text:style-name="Source_20_Text"><text:s/>testdb <text:s text:c="3"/>| c4geeks <text:s/>| UTF8 <text:s text:c="4"/>| en_US.UTF-8 | en_US.UTF-8 |</text:span></text:p>
      <text:p text:style-name="P2"><text:span text:style-name="Source_20_Text">(4 rows)</text:span></text:p>
      <text:p text:style-name="Text_20_body">Connect to the database:</text:p>
      <text:p text:style-name="Preformatted_20_Text"><text:span text:style-name="Source_20_Text">postgres@debian:~$</text:span><text:span text:style-name="Source_20_Text"><text:span text:style-name="Strong_20_Emphasis"> </text:span></text:span><text:span text:style-name="Source_20_Text">psql testdb</text:span></text:p>
      <text:p text:style-name="Preformatted_20_Text"><text:span text:style-name="Source_20_Text">psql (13.4 (Debian 13.4-1.pgdg110+1))</text:span></text:p>
      <text:p text:style-name="Preformatted_20_Text"><text:span text:style-name="Source_20_Text">Type "help" for help.</text:span></text:p>
      <text:p text:style-name="Preformatted_20_Text"/>
      <text:p text:style-name="P2"><text:span text:style-name="Source_20_Text">testdb=#</text:span></text:p>
      <text:p text:style-name="Text_20_body">Set user password:</text:p>
      <text:p text:style-name="Preformatted_20_Text"><text:span text:style-name="Source_20_Text">testdb=# alter user c4geeks with password 'StrongDBPassw0rd';</text:span></text:p>
      <text:p text:style-name="P2"><text:span text:style-name="Source_20_Text">ALTER ROLE</text:span></text:p>
      <text:p text:style-name="Text_20_body">Drop the database:</text:p>
      <text:p text:style-name="Preformatted_20_Text"><text:span text:style-name="Source_20_Text">testdb=#</text:span><text:span text:style-name="Source_20_Text"><text:span text:style-name="Strong_20_Emphasis"> </text:span></text:span><text:span text:style-name="Source_20_Text">\q</text:span></text:p>
      <text:p text:style-name="Preformatted_20_Text"><text:span text:style-name="Source_20_Text">postgres@debian:~$ dropdb testdb</text:span></text:p>
      <text:p text:style-name="Preformatted_20_Text"><text:span text:style-name="Source_20_Text">postgres@debian:~$ </text:span><text:span text:style-name="Source_20_Text"><text:span text:style-name="Strong_20_Emphasis">exit</text:span></text:span></text:p>
      <text:p text:style-name="P2"><text:span text:style-name="Source_20_Text">logout</text:span></text:p>
      <text:p text:style-name="Text_20_body">I hope you have a blast developing with PostgreSQL 13 database server on Debian 11/10/9 Linux machine.</text:p>
      <text:h text:style-name="Heading_20_4" text:outline-level="4">Best Video courses to Learn PostgreSQL Database:</text:h>
      <text:list xml:id="list1906121328" text:style-name="L2">
        <text:list-item>
          <text:p text:style-name="P8"><text:a xlink:type="simple" xlink:href="https://click.linksynergy.com/deeplink?id=2sb89XJC/EQ&amp;mid=39197&amp;murl=https%3A%2F%2Fwww.udemy.com%2Fcourse%2Fsql-and-postgresql%2F" office:target-frame-name="_blank" xlink:show="new" text:style-name="Internet_20_link" text:visited-style-name="Visited_20_Internet_20_Link">SQL and PostgreSQL: The Complete Developer’s Guide</text:a></text:p>
        </text:list-item>
        <text:list-item>
          <text:p text:style-name="P8"><text:a xlink:type="simple" xlink:href="https://click.linksynergy.com/deeplink?id=2sb89XJC/EQ&amp;mid=39197&amp;murl=https%3A%2F%2Fwww.udemy.com%2Fcourse%2Fcomplete-python-postgresql-database-course%2F%3Faltsc%3D781502" office:target-frame-name="_blank" xlink:show="new" text:style-name="Internet_20_link" text:visited-style-name="Visited_20_Internet_20_Link">The Complete Python/PostgreSQL Course 2.0</text:a></text:p>
        </text:list-item>
        <text:list-item>
          <text:p text:style-name="P8"><text:a xlink:type="simple" xlink:href="https://click.linksynergy.com/deeplink?id=2sb89XJC/EQ&amp;mid=39197&amp;murl=https%3A%2F%2Fwww.udemy.com%2Fcourse%2Fsql-and-postgresql-for-beginners%2F" office:target-frame-name="_blank" xlink:show="new" text:style-name="Internet_20_link" text:visited-style-name="Visited_20_Internet_20_Link">SQL &amp; PostgreSQL for Beginners: Become an SQL Expert</text:a></text:p>
        </text:list-item>
        <text:list-item>
          <text:p text:style-name="P8"><text:a xlink:type="simple" xlink:href="https://click.linksynergy.com/deeplink?id=2sb89XJC/EQ&amp;mid=39197&amp;murl=https%3A%2F%2Fwww.udemy.com%2Fcourse%2Fpostgresql-from-zero-to-hero%2F" office:target-frame-name="_blank" xlink:show="new" text:style-name="Internet_20_link" text:visited-style-name="Visited_20_Internet_20_Link">Learn SQL Using PostgreSQL: From Zero to Hero</text:a></text:p>
        </text:list-item>
        <text:list-item>
          <text:p text:style-name="P5"><text:a xlink:type="simple" xlink:href="https://click.linksynergy.com/deeplink?id=2sb89XJC/EQ&amp;mid=39197&amp;murl=https%3A%2F%2Fwww.udemy.com%2Fcourse%2Fpostgresqlmasterclass%2F" office:target-frame-name="_blank" xlink:show="new" text:style-name="Internet_20_link" text:visited-style-name="Visited_20_Internet_20_Link">PostgreSQL Bootcamp : Go From Beginner to Advanced, 60+hours</text:a></text:p>
        </text:list-item>
      </text:list>
      <text:p text:style-name="Standard"><text:a xlink:type="simple" xlink:href="https://computingforgeeks.com/install-postgresql-on-debian-linux/" text:style-name="Internet_20_link" text:visited-style-name="Visited_20_Internet_20_Link">https://computingforgeeks.com/install-postgresql-on-debian-linux/</text:a></text:p>
      <text:p text:style-name="Standard"/>
      <text:h text:style-name="P1" text:outline-level="1">How to install PostgreSQL on Debian 11</text:h>
      <text:p text:style-name="P3">5 months ago</text:p>
      <text:p text:style-name="P3">by <text:a xlink:type="simple" xlink:href="https://linuxhint.com/author/ashabbir/" text:style-name="Internet_20_link" text:visited-style-name="Visited_20_Internet_20_Link">Adnan Shabbir</text:a></text:p>
      <text:section text:style-name="Sect1" text:name="wpbody">
        <text:p text:style-name="Text_20_body">PostgreSQL (also known as postgres/POSTGRES) is an open-source and advanced level Relational Database Management System (RDBMS). In this post, we have provided the guide to install PostgreSQL on Debian 11: before installation, let’s have a quick look at the features support of PostgreSQL:</text:p>
        <text:h text:style-name="Heading_20_2" text:outline-level="2"><text:span text:style-name="Strong_20_Emphasis">Notable Features of PostgreSQL</text:span></text:h>
        <text:p text:style-name="Text_20_body">PostgreSQL supports some distinctive features that allow large scale organizations to adopt it for data processing. Some notable features are listed below:</text:p>
        <text:list xml:id="list3710259263" text:style-name="L3">
          <text:list-item>
            <text:p text:style-name="P9"><text:span text:style-name="Strong_20_Emphasis">Programming Language: </text:span>Extensive support of programming languages that includes Python, Java, C#, Perl, Go. </text:p>
          </text:list-item>
          <text:list-item>
            <text:p text:style-name="P9"><text:span text:style-name="Strong_20_Emphasis">Data Types: </text:span>It has huge support of pre-defined datasets while users can create their own data type as well. </text:p>
          </text:list-item>
          <text:list-item>
            <text:p text:style-name="P9"><text:span text:style-name="Strong_20_Emphasis">SQL integration: </text:span>Several advanced level features are compatible with PostgreSQL: such as, complex subqueries, table partitioning, nested transactions </text:p>
          </text:list-item>
          <text:list-item>
            <text:p text:style-name="P6"><text:span text:style-name="Strong_20_Emphasis">Security:</text:span> For secure processing of data, PostgreSQL uses authentication protocols like Lightweight Directory Access Protocol (LDAP), and provides row/column security as well. </text:p>
          </text:list-item>
        </text:list>
        <text:h text:style-name="Heading_20_2" text:outline-level="2"><text:span text:style-name="Strong_20_Emphasis">How to install PostgreSQL on Debian 11</text:span></text:h>
        <text:p text:style-name="Text_20_body">To install PostgreSQL on Debian 11; you can follow any of the following two methods:</text:p>
        <text:section text:style-name="Sect1" text:name="cls-video-container-5Dm6bvSz">
          <text:p text:style-name="Text_20_body"/>
        </text:section>
        <text:section text:style-name="Sect1" text:name="AdThrive_Content_1_desktop">
          <text:p text:style-name="Text_20_body"/>
        </text:section>
        <text:p text:style-name="Text_20_body"><text:span text:style-name="Strong_20_Emphasis">Method 1:</text:span> Install PostgreSQL using repository of Debian 11<text:line-break/><text:span text:style-name="Strong_20_Emphasis">Method 2:</text:span> Install PostgreSQL using official PostgreSQL repository</text:p>
        <text:p text:style-name="Text_20_body">We will explain the installation process using both methods: the first method uses the packages from Debian repository whereas the second method will fetch the repository packages from PostgreSQL official package:</text:p>
        <text:h text:style-name="Heading_20_2" text:outline-level="2"><text:span text:style-name="Strong_20_Emphasis">Method 1: How to install PostgreSQL using repository of Debian 11</text:span></text:h>
        <text:p text:style-name="Text_20_body">The installation method will direct you to install PostgreSQL using a simple and time saving process by using Debian packages:</text:p>
        <text:section text:style-name="Sect1" text:name="AdThrive_Content_2_desktop">
          <text:p text:style-name="Text_20_body"/>
        </text:section>
        <text:p text:style-name="Text_20_body"><text:span text:style-name="Strong_20_Emphasis">Step 1: Update and Upgrade the packages list<text:line-break/></text:span>It is recommended to update and upgrade the list of packages by issuing the commands mentioned below:</text:p>
        <text:p text:style-name="Text_20_body"><text:soft-page-break/>$ sudo apt update &amp;&amp; sudo apt upgrade</text:p>
        <text:p text:style-name="Text_20_body"/>
        <text:section text:style-name="Sect1" text:name="AdThrive_Content_3_desktop">
          <text:p text:style-name="Text_20_body"/>
        </text:section>
        <text:p text:style-name="Text_20_body"><text:span text:style-name="Strong_20_Emphasis">Step 2: Install PostgreSQL<text:line-break/></text:span>The required package resides in Debian repository so you can install it by using “<text:span text:style-name="Strong_20_Emphasis">apt</text:span>”: install PostgreSQL by issuing the command mentioned below:</text:p>
        <text:p text:style-name="Text_20_body">$ sudo apt install postgresql postgresql-contrib</text:p>
        <text:p text:style-name="Text_20_body"/>
        <text:section text:style-name="Sect1" text:name="AdThrive_Content_4_desktop">
          <text:p text:style-name="Text_20_body"/>
        </text:section>
        <text:p text:style-name="Text_20_body">Once PostgreSQL is installed, you can check the status of service by using the command given below:</text:p>
        <text:p text:style-name="Text_20_body">$ sudo systemctl status PostgreSQL</text:p>
        <text:p text:style-name="Text_20_body"/>
        <text:section text:style-name="Sect1" text:name="AdThrive_Content_5_desktop">
          <text:p text:style-name="Text_20_body"/>
        </text:section>
        <text:p text:style-name="Text_20_body">Moreover, the status of service can be changed by using the following commands:</text:p>
        <text:p text:style-name="Text_20_body">To stop the running PostgreSQL service:</text:p>
        <text:p text:style-name="Text_20_body">$ sudo systemctl stop PostgreSQL</text:p>
        <text:p text:style-name="Text_20_body"/>
        <text:section text:style-name="Sect1" text:name="AdThrive_Content_6_desktop">
          <text:p text:style-name="Text_20_body"/>
        </text:section>
        <text:p text:style-name="Text_20_body">And to start the stopped service:</text:p>
        <text:p text:style-name="Text_20_body">$ sudo systemctl start PostgreSQL</text:p>
        <text:p text:style-name="Text_20_body"/>
        <text:section text:style-name="Sect1" text:name="AdThrive_Content_7_desktop">
          <text:p text:style-name="Text_20_body"/>
        </text:section>
        <text:h text:style-name="Heading_20_2" text:outline-level="2"><text:span text:style-name="Strong_20_Emphasis">Method 2: How to install PostgreSQL using official repository of Debian 11</text:span></text:h>
        <text:p text:style-name="Text_20_body">Follow the simple steps mentioned below to add the official repository of PostgreSQL for Debian 11 and then install it; you can follow the steps mentioned below to do so:</text:p>
        <text:p text:style-name="Text_20_body"><text:span text:style-name="Strong_20_Emphasis">Step 1: Add PostgreSQL repository<text:line-break/></text:span>It is recommended to add the official repo of PostgreSQL, so that you get the latest version of packages: firstly, you have to add the GPG signing key of PostgreSQL packages to secure the package repository: you can do so by issuing the command mentioned below:</text:p>
        <text:section text:style-name="Sect1" text:name="AdThrive_Content_8_desktop">
          <text:p text:style-name="Text_20_body"/>
        </text:section>
        <text:p text:style-name="Text_20_body">$ curl -fsSL https://www.postgresql.org/media/keys/ACCC4CF8.asc | sudo gpg --dearmor -o /usr/share/keyrings/postgresql-keyring.gpg</text:p>
        <text:p text:style-name="Text_20_body"><text:soft-page-break/><draw:frame draw:style-name="fr2" draw:name="Figura6" text:anchor-type="as-char" svg:width="23.918cm" svg:height="2.381cm" draw:z-index="0"><draw:image xlink:href="Pictures/10000201000003880000005A6A344CF6F1A5D8C3.png" xlink:type="simple" xlink:show="embed" xlink:actuate="onLoad" loext:mime-type="image/png"/></draw:frame></text:p>
        <text:p text:style-name="Text_20_body">Now, you are ready to add PostgreSQL repository: use the command mentioned below to perform the action:</text:p>
        <text:p text:style-name="Text_20_body">$ echo "deb [signed-by=/usr/share/keyrings/postgresql-keyring.gpg] http://apt.postgresql.org/pub/repos/apt/ bullseye-pgdg main" | sudo tee /etc/apt/sources.list.d/postgresql.list</text:p>
        <text:p text:style-name="Text_20_body"/>
        <text:section text:style-name="Sect1" text:name="AdThrive_Content_9_desktop">
          <text:p text:style-name="Text_20_body"/>
        </text:section>
        <text:p text:style-name="Text_20_body"><text:span text:style-name="Strong_20_Emphasis">Step 2: Installation of PostgreSQL<text:line-break/></text:span>After successful integration of PostgreSQL library you are ready to install it: but before this, it is recommended to update the system’s repository by using the command mentioned below:</text:p>
        <text:p text:style-name="Text_20_body">$ sudo apt update</text:p>
        <text:p text:style-name="Text_20_body">Install PostgreSQL with the help of below-mentioned command:</text:p>
        <text:p text:style-name="Text_20_body">$ sudo apt install PostgreSQL</text:p>
        <text:p text:style-name="Text_20_body"/>
        <text:section text:style-name="Sect1" text:name="AdThrive_Content_10_desktop">
          <text:p text:style-name="Text_20_body"/>
        </text:section>
        <text:h text:style-name="Heading_20_2" text:outline-level="2"><text:span text:style-name="Strong_20_Emphasis">How to create database using PostgreSQL in Debian 11</text:span></text:h>
        <text:p text:style-name="Text_20_body">PostgreSQL can be used as a postgres user only, if you set a password; otherwise you will not be able to log in as a postgres user: Use the following command to set up a password:</text:p>
        <text:p text:style-name="Text_20_body">$ sudo passwd postgres</text:p>
        <text:p text:style-name="Text_20_body"/>
        <text:section text:style-name="Sect1" text:name="AdThrive_Content_11_desktop">
          <text:p text:style-name="Text_20_body"/>
        </text:section>
        <text:p text:style-name="Text_20_body">To create database in PostgreSQL, you must login to PostgreSQL server and then access its shell; use the following command to log in as a postgres user: it will ask for password; type your password and hit enter:</text:p>
        <text:p text:style-name="Text_20_body">$ su – postgres</text:p>
        <text:p text:style-name="Text_20_body">Now access the shell using postgres user by issuing the following keyword:</text:p>
        <text:p text:style-name="Text_20_body">$ psql</text:p>
        <text:p text:style-name="Text_20_body"/>
        <text:p text:style-name="Text_20_body">Once you have accessed the command shell of Postgres, you can now use SQL queries to perform several database related operations:</text:p>
        <text:p text:style-name="Text_20_body"><text:soft-page-break/>For instance, we want to create a database “<text:span text:style-name="Strong_20_Emphasis">linuxhint</text:span>”; for that, we will use the following SQL query to do so:</text:p>
        <text:p text:style-name="Text_20_body">&gt; createdb linuxhint</text:p>
        <text:p text:style-name="Text_20_body"><draw:frame draw:style-name="fr2" draw:name="Figura11" text:anchor-type="as-char" svg:width="23.918cm" svg:height="2.17cm" draw:z-index="1"><draw:image xlink:href="Pictures/100002010000038800000052FCF4A355321234A9.png" xlink:type="simple" xlink:show="embed" xlink:actuate="onLoad" loext:mime-type="image/png"/></draw:frame></text:p>
        <text:p text:style-name="Text_20_body">To access the database log in as postgres user and use the following command to access database “<text:span text:style-name="Strong_20_Emphasis">linuxhint</text:span>”:</text:p>
        <text:p text:style-name="Text_20_body">&gt; psql linuxhint</text:p>
        <text:p text:style-name="Text_20_body"/>
        <text:p text:style-name="Text_20_body"><text:span text:style-name="Strong_20_Emphasis">Note: </text:span>You can fall back to the postgres user by using “<text:span text:style-name="Strong_20_Emphasis">\q</text:span>”:</text:p>
        <text:p text:style-name="Text_20_body">You can now add, delete, select data from the database by accessing the database on terminal. Moreover, to drop a database you have to come out of database by using “<text:span text:style-name="Strong_20_Emphasis">\q</text:span>” and then use the following command:</text:p>
        <text:p text:style-name="Text_20_body">$ dropdb linuxhint</text:p>
        <text:p text:style-name="Text_20_body"><draw:frame draw:style-name="fr2" draw:name="Figura13" text:anchor-type="as-char" svg:width="23.918cm" svg:height="2.328cm" draw:z-index="2"><draw:image xlink:href="Pictures/10000201000003880000005896024C9063607581.png" xlink:type="simple" xlink:show="embed" xlink:actuate="onLoad" loext:mime-type="image/png"/></draw:frame></text:p>
        <text:p text:style-name="Text_20_body">And if you try to access database “<text:span text:style-name="Strong_20_Emphasis">linuxhint</text:span>”; the shell will display an error that “<text:span text:style-name="Strong_20_Emphasis">linuxhint</text:span>” does not exists:</text:p>
        <text:p text:style-name="Text_20_body"><draw:frame draw:style-name="fr2" draw:name="Figura14" text:anchor-type="as-char" svg:width="23.918cm" svg:height="2.487cm" draw:z-index="3"><draw:image xlink:href="Pictures/10000201000003880000005E9F2C69FA770CB2A7.png" xlink:type="simple" xlink:show="embed" xlink:actuate="onLoad" loext:mime-type="image/png"/></draw:frame></text:p>
        <text:h text:style-name="Heading_20_2" text:outline-level="2"><text:span text:style-name="Strong_20_Emphasis">Conclusion </text:span></text:h>
        <text:p text:style-name="Text_20_body">PostgreSQL is a widely used Relational Database Management System used by several large companies ranging from large to medium size strength. Although it is a relational database it supports JSON for non-relational querying that makes PostgreSQL a favorite choice of organizations. This post provides the installation guide of PostgreSQL for Debian11, two methods are described here. Method 1 enables you to install PostgreSQL from Debian own’s packages repository, on the other hand you can follow Method 2 to get the updated PostgreSQL from its official repository. </text:p>
      </text:section>
      <text:p text:style-name="Standard"><text:a xlink:type="simple" xlink:href="https://linuxhint.com/install-postgresql-debian/" text:style-name="Internet_20_link" text:visited-style-name="Visited_20_Internet_20_Link">https://linuxhint.com/install-postgresql-debian/</text:a></text:p>
      <text:p text:style-name="Standard"/>
      <text:h text:style-name="P1" text:outline-level="1">How to Install PostgreSQL on Debian 11 / Debian 10 </text:h>
      <text:p text:style-name="P3"><draw:a xlink:type="simple" xlink:href="https://www.itzgeek.com/author/admin"><draw:frame draw:style-name="fr1" draw:name="Figura15" text:anchor-type="as-char" svg:width="0.741cm" svg:height="0.741cm" draw:z-index="4"><draw:image xlink:href="https://www.itzgeek.com/wp-content/uploads/2017/08/cropped-ITzGeek-AMP-Logo-2.png?ezimgfmt=rs:26x26/rscb2/ng:webp/ngcb2" xlink:type="simple" xlink:show="embed" xlink:actuate="onLoad"/></draw:frame></draw:a><text:a xlink:type="simple" xlink:href="https://www.itzgeek.com/author/admin" text:style-name="Internet_20_link" text:visited-style-name="Visited_20_Internet_20_Link">By </text:a><text:a xlink:type="simple" xlink:href="https://www.itzgeek.com/author/admin" text:style-name="Internet_20_link" text:visited-style-name="Visited_20_Internet_20_Link"><text:span text:style-name="T1">Raj</text:span></text:a><text:a xlink:type="simple" xlink:href="https://www.itzgeek.com/author/admin" text:style-name="Internet_20_link" text:visited-style-name="Visited_20_Internet_20_Link"> </text:a><text:span text:style-name="T1">Oct 20, 2021</text:span> </text:p>
      <text:p text:style-name="P3"><text:a xlink:type="simple" xlink:href="https://www.itzgeek.com/how-tos/linux/debian/how-to-install-postgresql-on-debian-11-debian-10.html#respond" text:style-name="Internet_20_link" text:visited-style-name="Visited_20_Internet_20_Link"><text:span text:style-name="T1">0</text:span></text:a> </text:p>
      <text:p text:style-name="P3"><text:span text:style-name="T1">Share</text:span> </text:p>
      <text:section text:style-name="Sect1" text:name="whind-537113-1218272035">
        <text:p text:style-name="P3"/>
        <text:section text:style-name="Sect1" text:name="whind-537113-1218272035-place">
          <text:p text:style-name="P3"/>
        </text:section>
      </text:section>
      <text:p text:style-name="Text_20_body"><text:a xlink:type="simple" xlink:href="https://www.postgresql.org/" office:target-frame-name="_blank" xlink:show="new" text:style-name="Internet_20_link" text:visited-style-name="Visited_20_Internet_20_Link">PostgreSQL</text:a> (often abbreviated as Postgres) is an object-relational database management system (ORDBMS) emphasizing extensibility and standards compliance.</text:p>
      <text:p text:style-name="Text_20_body">It has more than 30 years of active development and a proven architecture that has earned it a strong reputation for reliability, data integrity, and performance.</text:p>
      <text:p text:style-name="Text_20_body"><text:a xlink:type="simple" xlink:href="https://www.itzgeek.com/tag/postgresql" text:style-name="Internet_20_link" text:visited-style-name="Visited_20_Internet_20_Link">PostgreSQL</text:a> is released under the PostgreSQL License and is available for <text:a xlink:type="simple" xlink:href="https://www.itzgeek.com/category/how-tos/linux" text:style-name="Internet_20_link" text:visited-style-name="Visited_20_Internet_20_Link">Linux</text:a>, <text:a xlink:type="simple" xlink:href="https://www.itzgeek.com/category/how-tos/windows" text:style-name="Internet_20_link" text:visited-style-name="Visited_20_Internet_20_Link">Microsoft Windows</text:a>, FreeBSD, OpenBSD, and macOS.</text:p>
      <text:p text:style-name="Text_20_body">In this post, we will see how to install <text:a xlink:type="simple" xlink:href="https://www.itzgeek.com/tag/postgresql" text:style-name="Internet_20_link" text:visited-style-name="Visited_20_Internet_20_Link">PostgreSQL</text:a> on <text:a xlink:type="simple" xlink:href="https://www.itzgeek.com/tag/debian-11" text:style-name="Internet_20_link" text:visited-style-name="Visited_20_Internet_20_Link">Debian 11</text:a> / <text:a xlink:type="simple" xlink:href="https://www.itzgeek.com/tag/debian-10" text:style-name="Internet_20_link" text:visited-style-name="Visited_20_Internet_20_Link">Debian 10</text:a>.<text:bookmark text:name="div-gpt-ad-itzgeek_com-box-3-0"/><text:bookmark text:name="ezoic-pub-ad-placeholder-106"/></text:p>
      <text:h text:style-name="Heading_20_2" text:outline-level="2"><text:bookmark text:name="Add_PostgreSQL_repository"/>Add PostgreSQL repository</text:h>
      <text:p text:style-name="Text_20_body">PostgreSQL publishes packages for Debian operating system through their dedicated repository, and the packages in their repository are fresher than those available in the OS repository.</text:p>
      <text:p text:style-name="Text_20_body">First, update the repository index using the <text:span text:style-name="Source_20_Text">apt</text:span> command</text:p>
      <text:p text:style-name="P2">sudo apt update</text:p>
      <text:p text:style-name="Text_20_body">Then, install the HTTPS support for apt to get packages from the internet.<text:bookmark text:name="div-gpt-ad-itzgeek_com-medrectangle-4-0"/><text:bookmark text:name="ezoic-pub-ad-placeholder-159"/></text:p>
      <text:p text:style-name="P2">sudo apt install -y curl apt-transport-https</text:p>
      <text:p text:style-name="Text_20_body">Now, import the PostgreSQL signing key.</text:p>
      <text:p text:style-name="Preformatted_20_Text"><text:span text:style-name="Strong_20_Emphasis"><text:span text:style-name="T2"># Debian 11</text:span></text:span></text:p>
      <text:p text:style-name="Preformatted_20_Text"/>
      <text:p text:style-name="Preformatted_20_Text">curl -fsSL https://www.postgresql.org/media/keys/ACCC4CF8.asc | sudo gpg --dearmor -o /usr/share/keyrings/postgresql-keyring.gpg</text:p>
      <text:p text:style-name="Preformatted_20_Text"/>
      <text:p text:style-name="Preformatted_20_Text"><text:span text:style-name="Strong_20_Emphasis"><text:span text:style-name="T2"># Debian 10</text:span></text:span></text:p>
      <text:p text:style-name="Preformatted_20_Text"/>
      <text:p text:style-name="P2">curl -fsSL https://www.postgresql.org/media/keys/ACCC4CF8.asc | sudo apt-key add -</text:p>
      <text:p text:style-name="Text_20_body">Finally, add the PostgreSQL repository information to the system with the below command.</text:p>
      <text:p text:style-name="Preformatted_20_Text"><text:span text:style-name="Strong_20_Emphasis"><text:span text:style-name="T2"># Debian 11</text:span></text:span></text:p>
      <text:p text:style-name="Preformatted_20_Text"/>
      <text:p text:style-name="Preformatted_20_Text">echo "deb [signed-by=/usr/share/keyrings/postgresql-keyring.gpg] http://apt.postgresql.org/pub/repos/apt/ bullseye-pgdg main" | sudo tee /etc/apt/sources.list.d/postgresql.list</text:p>
      <text:p text:style-name="Preformatted_20_Text"/>
      <text:p text:style-name="Preformatted_20_Text"><text:span text:style-name="Strong_20_Emphasis"><text:span text:style-name="T2"># Debian 10</text:span></text:span></text:p>
      <text:p text:style-name="Preformatted_20_Text"/>
      <text:p text:style-name="P2"><text:soft-page-break/>echo "deb http://apt.postgresql.org/pub/repos/apt/ buster-pgdg main" | sudo tee /etc/apt/sources.list.d/postgresql.list</text:p>
      <text:h text:style-name="Heading_20_2" text:outline-level="2"><text:bookmark text:name="Install_PostgreSQL_on_Debian"/>Install PostgreSQL on Debian</text:h>
      <text:p text:style-name="Text_20_body">Once you have added the PostgreSQL repository, run the following command to update the repository index.</text:p>
      <text:p text:style-name="P2">sudo apt update</text:p>
      <text:p text:style-name="Text_20_body">Then, install PostgreSQL using the below command based on the PostgreSQL version you want to install.</text:p>
      <text:p text:style-name="Preformatted_20_Text"><text:span text:style-name="Strong_20_Emphasis"><text:span text:style-name="T2"># PostgreSQL 13</text:span></text:span></text:p>
      <text:p text:style-name="Preformatted_20_Text"/>
      <text:p text:style-name="Preformatted_20_Text">sudo apt install -y postgresql-13</text:p>
      <text:p text:style-name="Preformatted_20_Text"/>
      <text:p text:style-name="Preformatted_20_Text"><text:span text:style-name="Strong_20_Emphasis"><text:span text:style-name="T2"># PostgreSQL 12</text:span></text:span></text:p>
      <text:p text:style-name="Preformatted_20_Text"/>
      <text:p text:style-name="P2">sudo apt install -y postgresql-12</text:p>
      <text:p text:style-name="Text_20_body">By now, the PostgreSQL service will be up and running. You can check the status of the service with the below command.</text:p>
      <text:p text:style-name="P2">sudo systemctl status postgresql</text:p>
      <text:p text:style-name="Text_20_body"><text:span text:style-name="Strong_20_Emphasis">Output:</text:span></text:p>
      <text:p text:style-name="Preformatted_20_Text"><text:span text:style-name="Strong_20_Emphasis"><text:span text:style-name="T2">●</text:span></text:span> postgresql.service - PostgreSQL RDBMS</text:p>
      <text:p text:style-name="Preformatted_20_Text"><text:s text:c="3"/>Loaded: loaded (/lib/systemd/system/postgresql.service; enabled; vendor preset: enabled)</text:p>
      <text:p text:style-name="Preformatted_20_Text"><text:s text:c="3"/>Active: <text:span text:style-name="Strong_20_Emphasis"><text:span text:style-name="T2">active (exited</text:span></text:span>) since Wed 2021-09-15 14:19:30 CDT; 42s ago</text:p>
      <text:p text:style-name="Preformatted_20_Text"><text:s/>Main PID: 3759 (code=exited, status=0/SUCCESS)</text:p>
      <text:p text:style-name="Preformatted_20_Text"><text:s text:c="4"/>Tasks: 0 (limit: 2343)</text:p>
      <text:p text:style-name="Preformatted_20_Text"><text:s text:c="3"/>Memory: 0B</text:p>
      <text:p text:style-name="Preformatted_20_Text"><text:s text:c="3"/>CGroup: /system.slice/postgresql.service</text:p>
      <text:p text:style-name="Preformatted_20_Text"/>
      <text:p text:style-name="Preformatted_20_Text">Sep 15 14:19:30 debian.itzgeek.local systemd[1]: Starting PostgreSQL RDBMS...</text:p>
      <text:p text:style-name="P2">Sep 15 14:19:30 debian.itzgeek.local systemd[1]: Started PostgreSQL RDBMS.</text:p>
      <text:h text:style-name="Heading_20_2" text:outline-level="2"><text:bookmark text:name="Configure_PostgreSQL_Server"/>Configure PostgreSQL Server</text:h>
      <text:p text:style-name="Text_20_body">By default, PostgreSQL listens on the localhost (127.0.0.1), which you may not always want as external applications may need to connect to the database. So, we will configure PostgreSQL to listen to the system IP address.<text:bookmark text:name="div-gpt-ad-itzgeek_com-box-4-0"/><text:bookmark text:name="ezoic-pub-ad-placeholder-117"/></text:p>
      <text:p text:style-name="Preformatted_20_Text"><text:span text:style-name="Strong_20_Emphasis"><text:span text:style-name="T2"># PostgreSQL 13</text:span></text:span></text:p>
      <text:p text:style-name="Preformatted_20_Text"/>
      <text:p text:style-name="Preformatted_20_Text">sudo nano /etc/postgresql/13/main/postgresql.conf</text:p>
      <text:p text:style-name="Preformatted_20_Text"/>
      <text:p text:style-name="Preformatted_20_Text"><text:span text:style-name="Strong_20_Emphasis"><text:span text:style-name="T2"># PostgreSQL 12</text:span></text:span></text:p>
      <text:p text:style-name="Preformatted_20_Text"/>
      <text:p text:style-name="P2">sudo nano /etc/postgresql/12/main/postgresql.conf</text:p>
      <text:p text:style-name="Text_20_body">Set the <text:span text:style-name="Source_20_Text">listen_addresses</text:span> to <text:span text:style-name="Source_20_Text">*</text:span> or <text:span text:style-name="Source_20_Text">&lt;IPAddress&gt;</text:span>.</text:p>
      <text:section text:style-name="Sect1" text:name="whind-25694-1243748536">
        <text:p text:style-name="Text_20_body"/>
        <text:section text:style-name="Sect1" text:name="whind-25694-1243748536-place">
          <text:p text:style-name="Text_20_body"><text:soft-page-break/></text:p>
        </text:section>
      </text:section>
      <text:p text:style-name="P2">listen_addresses = '<text:span text:style-name="Strong_20_Emphasis"><text:span text:style-name="T2">192.168.0.10</text:span></text:span>'</text:p>
      <text:p text:style-name="Text_20_body">Restart PostgreSQL service.</text:p>
      <text:p text:style-name="P2">sudo systemctl restart postgresql</text:p>
      <text:p text:style-name="Text_20_body">You can now use the <text:a xlink:type="simple" xlink:href="https://www.itzgeek.com/how-tos/mini-howtos/netstat-command-not-found-on-debian-ubuntu-linux-mint-quick-fix.html" text:style-name="Internet_20_link" text:visited-style-name="Visited_20_Internet_20_Link"><text:span text:style-name="Source_20_Text">netstat</text:span></text:a> command to confirm if PostgreSQL is listening on port 5432 or not.</text:p>
      <text:p text:style-name="P2">sudo netstat -antup | grep 5432</text:p>
      <text:p text:style-name="Text_20_body"><text:span text:style-name="Strong_20_Emphasis">Output:</text:span></text:p>
      <text:p text:style-name="P2">tcp <text:s text:c="7"/>0 <text:s text:c="5"/>0 <text:span text:style-name="Strong_20_Emphasis"><text:span text:style-name="T2">192.168.0.10:5432</text:span></text:span> <text:s text:c="6"/>0.0.0.0:* <text:s text:c="14"/>LISTEN <text:s text:c="5"/>5265/postgres</text:p>
      <text:p text:style-name="Text_20_body"><text:span text:style-name="Strong_20_Emphasis">READ</text:span>: <text:a xlink:type="simple" xlink:href="https://www.itzgeek.com/how-tos/mini-howtos/netstat-command-not-found-on-debian-ubuntu-linux-mint-quick-fix.html" text:style-name="Internet_20_link" text:visited-style-name="Visited_20_Internet_20_Link">netstat command not found on Debian – Quick Fix</text:a><text:bookmark text:name="div-gpt-ad-itzgeek_com-banner-1-0"/><text:bookmark text:name="ezoic-pub-ad-placeholder-118"/></text:p>
      <text:h text:style-name="Heading_20_2" text:outline-level="2"><text:bookmark text:name="Access_PostgreSQL"/>Access PostgreSQL</text:h>
      <text:p text:style-name="Text_20_body">To manage the PostgreSQL database, you will need to log in as a <text:span text:style-name="Source_20_Text">postgres</text:span> (Linux user) and then have to access the database shell using the <text:span text:style-name="Source_20_Text">psql</text:span> command.</text:p>
      <text:p text:style-name="P2">sudo -u postgres psql</text:p>
      <text:p text:style-name="Text_20_body"><text:span text:style-name="Strong_20_Emphasis">Output:</text:span></text:p>
      <text:p text:style-name="Preformatted_20_Text">postgres@server:~$ <text:span text:style-name="Strong_20_Emphasis"><text:span text:style-name="T2">psql</text:span></text:span></text:p>
      <text:p text:style-name="Preformatted_20_Text">psql (13.4 (Debian 13.4-1.pgdg100+1))</text:p>
      <text:p text:style-name="Preformatted_20_Text">Type "help" for help.</text:p>
      <text:p text:style-name="Preformatted_20_Text"/>
      <text:p text:style-name="P2">postgres=#</text:p>
      <text:p text:style-name="Text_20_body">On <text:span text:style-name="Source_20_Text">psql</text:span> shell, run the below command to change the <text:span text:style-name="Source_20_Text">postgres</text:span> user (Database admin password.</text:p>
      <text:p text:style-name="P2">postgres=# \password</text:p>
      <text:p text:style-name="Text_20_body"><text:span text:style-name="Strong_20_Emphasis">OR</text:span></text:p>
      <text:p text:style-name="P2">postgres=# \password postgres</text:p>
      <text:h text:style-name="Heading_20_2" text:outline-level="2"><text:bookmark text:name="Create_PostgreSQL_Database_and_User"/>Create PostgreSQL Database and User</text:h>
      <text:p text:style-name="Text_20_body">First, create a database user with the below command.</text:p>
      <text:p text:style-name="P2">CREATE USER mydb_user WITH ENCRYPTED PASSWORD 'password';</text:p>
      <text:p text:style-name="Text_20_body">Next, create a database with the below command.</text:p>
      <text:p text:style-name="P2">CREATE DATABASE mydb WITH OWNER mydb_user;</text:p>
      <text:p text:style-name="Text_20_body">Then, you can grant privileges to <text:span text:style-name="Source_20_Text">mydb_user</text:span> on the newly created database.</text:p>
      <text:p text:style-name="P2">GRANT ALL PRIVILEGES ON DATABASE mydb TO mydb_user;</text:p>
      <text:p text:style-name="Text_20_body"><text:soft-page-break/>Now, check whether the user has been created or not.<text:bookmark text:name="div-gpt-ad-itzgeek_com-leader-1-0"/><text:bookmark text:name="ezoic-pub-ad-placeholder-120"/></text:p>
      <text:p text:style-name="P2">postgres=# \du</text:p>
      <text:p text:style-name="Text_20_body"><text:span text:style-name="Strong_20_Emphasis">Output:</text:span></text:p>
      <text:p text:style-name="Preformatted_20_Text">postgres=# \du</text:p>
      <text:p text:style-name="Preformatted_20_Text"><text:s text:c="35"/>List of roles</text:p>
      <text:p text:style-name="Preformatted_20_Text"><text:s/>Role name | <text:s text:c="24"/>Attributes <text:s text:c="24"/>| Member of</text:p>
      <text:p text:style-name="Preformatted_20_Text">-----------+------------------------------------------------------------+-----------</text:p>
      <text:p text:style-name="Preformatted_20_Text"><text:span text:style-name="Strong_20_Emphasis"><text:span text:style-name="T2"><text:s/>mydb_user | <text:s text:c="59"/>| {}</text:span></text:span></text:p>
      <text:p text:style-name="Preformatted_20_Text"><text:s/>postgres <text:s/>| Superuser, Create role, Create DB, Replication, Bypass RLS | {}</text:p>
      <text:p text:style-name="Preformatted_20_Text"/>
      <text:p text:style-name="P2">postgres=#</text:p>
      <text:p text:style-name="Text_20_body">Also, you can list databases to see if your database <text:span text:style-name="Source_20_Text">mydb</text:span> has been created.</text:p>
      <text:p text:style-name="P2">postgres=# \l</text:p>
      <text:p text:style-name="Text_20_body"><text:span text:style-name="Strong_20_Emphasis">Output:</text:span></text:p>
      <text:section text:style-name="Sect1" text:name="whind-25694-1006593321">
        <text:p text:style-name="Text_20_body"/>
        <text:section text:style-name="Sect1" text:name="whind-25694-1006593321-place">
          <text:p text:style-name="Text_20_body"/>
        </text:section>
      </text:section>
      <text:p text:style-name="Preformatted_20_Text">postgres=# \l</text:p>
      <text:p text:style-name="Preformatted_20_Text"><text:s text:c="35"/>List of databases</text:p>
      <text:p text:style-name="Preformatted_20_Text"><text:s text:c="3"/>Name <text:s text:c="3"/>| <text:s text:c="2"/>Owner <text:s text:c="2"/>| Encoding | <text:s text:c="2"/>Collate <text:s text:c="2"/>| <text:s text:c="3"/>Ctype <text:s text:c="3"/>| <text:s text:c="3"/>Access privileges</text:p>
      <text:p text:style-name="Preformatted_20_Text">-----------+-----------+----------+-------------+-------------+-------------------------</text:p>
      <text:p text:style-name="Preformatted_20_Text"><text:span text:style-name="Strong_20_Emphasis"><text:span text:style-name="T2"><text:s/>mydb <text:s text:c="5"/>| mydb_user | UTF8 <text:s text:c="4"/>| en_US.UTF-8 | en_US.UTF-8 | =Tc/mydb_user <text:s text:c="9"/>+</text:span></text:span></text:p>
      <text:p text:style-name="Preformatted_20_Text"><text:span text:style-name="Strong_20_Emphasis"><text:span text:style-name="T2"><text:s text:c="11"/>| <text:s text:c="10"/>| <text:s text:c="9"/>| <text:s text:c="12"/>| <text:s text:c="12"/>| mydb_user=CTc/mydb_user</text:span></text:span></text:p>
      <text:p text:style-name="Preformatted_20_Text"><text:s/>postgres <text:s/>| postgres <text:s/>| UTF8 <text:s text:c="4"/>| en_US.UTF-8 | en_US.UTF-8 |</text:p>
      <text:p text:style-name="Preformatted_20_Text"><text:s/>template0 | postgres <text:s/>| UTF8 <text:s text:c="4"/>| en_US.UTF-8 | en_US.UTF-8 | =c/postgres <text:s text:c="11"/>+</text:p>
      <text:p text:style-name="Preformatted_20_Text"><text:s text:c="11"/>| <text:s text:c="10"/>| <text:s text:c="9"/>| <text:s text:c="12"/>| <text:s text:c="12"/>| postgres=CTc/postgres</text:p>
      <text:p text:style-name="Preformatted_20_Text"><text:s/>template1 | postgres <text:s/>| UTF8 <text:s text:c="4"/>| en_US.UTF-8 | en_US.UTF-8 | =c/postgres <text:s text:c="11"/>+</text:p>
      <text:p text:style-name="Preformatted_20_Text"><text:s text:c="11"/>| <text:s text:c="10"/>| <text:s text:c="9"/>| <text:s text:c="12"/>| <text:s text:c="12"/>| postgres=CTc/postgres</text:p>
      <text:p text:style-name="Preformatted_20_Text">(4 rows)</text:p>
      <text:p text:style-name="Preformatted_20_Text"/>
      <text:p text:style-name="P2">postgres=#</text:p>
      <text:p text:style-name="Text_20_body">Finally, log in to the <text:span text:style-name="Source_20_Text">mydb</text:span> with the database user <text:span text:style-name="Source_20_Text">mydb_user</text:span>.<text:bookmark text:name="div-gpt-ad-itzgeek_com-large-mobile-banner-1-0"/><text:bookmark text:name="ezoic-pub-ad-placeholder-121"/></text:p>
      <text:p text:style-name="P2">psql -h localhost -d mydb -U mydb_user</text:p>
      <text:p text:style-name="Text_20_body"><text:span text:style-name="Strong_20_Emphasis">Output:</text:span></text:p>
      <text:p text:style-name="Preformatted_20_Text">Password for user mydb_user:</text:p>
      <text:p text:style-name="Preformatted_20_Text">psql (13.4 (Debian 13.4-1.pgdg110+1))</text:p>
      <text:p text:style-name="Preformatted_20_Text">SSL connection (protocol: TLSv1.3, cipher: TLS_AES_256_GCM_SHA384, bits: 256, compression: off)</text:p>
      <text:p text:style-name="Preformatted_20_Text">Type "help" for help.</text:p>
      <text:p text:style-name="Preformatted_20_Text"/>
      <text:p text:style-name="P2"><text:soft-page-break/>mydb=&gt;</text:p>
      <text:h text:style-name="Heading_20_2" text:outline-level="2"><text:bookmark text:name="Conclusion"/>Conclusion</text:h>
      <text:p text:style-name="Text_20_body">That’s All. I hope you have learned how to install <text:a xlink:type="simple" xlink:href="https://www.itzgeek.com/tag/postgresql" text:style-name="Internet_20_link" text:visited-style-name="Visited_20_Internet_20_Link">PostgreSQL</text:a> on <text:a xlink:type="simple" xlink:href="https://www.itzgeek.com/tag/debian-11" text:style-name="Internet_20_link" text:visited-style-name="Visited_20_Internet_20_Link">Debian 11</text:a> / <text:a xlink:type="simple" xlink:href="https://www.itzgeek.com/tag/debian-10" text:style-name="Internet_20_link" text:visited-style-name="Visited_20_Internet_20_Link">Debian 10</text:a>.</text:p>
      <text:p text:style-name="Standard"><text:a xlink:type="simple" xlink:href="https://www.itzgeek.com/how-tos/linux/debian/how-to-install-postgresql-on-debian-11-debian-10.html" text:style-name="Internet_20_link" text:visited-style-name="Visited_20_Internet_20_Link">https://www.itzgeek.com/how-tos/linux/debian/how-to-install-postgresql-on-debian-11-debian-10.html</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5T09:24:22.053735287</meta:creation-date>
    <dc:date>2022-03-15T09:30:18.518358259</dc:date>
    <meta:editing-duration>PT2M43S</meta:editing-duration>
    <meta:editing-cycles>6</meta:editing-cycles>
    <meta:generator>LibreOffice/6.4.7.2$Linux_X86_64 LibreOffice_project/40$Build-2</meta:generator>
    <meta:document-statistic meta:table-count="0" meta:image-count="5" meta:object-count="0" meta:page-count="12" meta:paragraph-count="276" meta:word-count="2401" meta:character-count="17306" meta:non-whitespace-character-count="14414"/>
  </office:meta>
</office:document-meta>
</file>